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1cm" svg:stroke-color="#3465a4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_20__28_var_29_" svg:stroke-width="0.051cm" svg:stroke-color="#3465a4" draw:marker-start-width="0.355cm" draw:marker-end="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352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position="-16% 58%" style:font-name="Arial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159cm" svg:x="5.58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2.159cm" svg:x="8.255cm" svg:y="4.95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55cm" svg:y1="3.937cm" svg:x2="9.271cm" svg:y2="4.953cm">
          <text:p/>
        </draw:line>
        <draw:custom-shape draw:style-name="gr1" draw:text-style-name="P1" draw:layer="layout" svg:width="2.794cm" svg:height="2.159cm" svg:x="7.493cm" svg:y="8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05cm" svg:x="5.715cm" svg:y="1.905cm">
          <text:p text:style-name="P1"><text:span text:style-name="T1">sch-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1.905cm" svg:x="3.175cm" svg:y="5.08cm">
          <text:p text:style-name="P1"><text:span text:style-name="T1">sch-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1.905cm" svg:x="0.635cm" svg:y="8.255cm">
          <text:p text:style-name="P1"><text:span text:style-name="T1">sch-fail x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1.905cm" svg:x="3.81cm" svg:y="8.255cm">
          <text:p text:style-name="P1"><text:span text:style-name="T1">sch-succ x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715cm" svg:y1="3.81cm" svg:x2="4.445cm" svg:y2="5.08cm">
          <text:p/>
        </draw:line>
        <draw:line draw:style-name="gr4" draw:text-style-name="P1" draw:layer="layout" svg:x1="8.255cm" svg:y1="3.81cm" svg:x2="9.525cm" svg:y2="5.08cm">
          <text:p/>
        </draw:line>
        <draw:line draw:style-name="gr4" draw:text-style-name="P1" draw:layer="layout" svg:x1="3.175cm" svg:y1="6.985cm" svg:x2="1.905cm" svg:y2="8.255cm">
          <text:p/>
        </draw:line>
        <draw:line draw:style-name="gr4" draw:text-style-name="P1" draw:layer="layout" svg:x1="5.08cm" svg:y1="6.985cm" svg:x2="5.08cm" svg:y2="8.255cm">
          <text:p/>
        </draw:line>
        <draw:line draw:style-name="gr4" draw:text-style-name="P1" draw:layer="layout" svg:x1="10.795cm" svg:y1="6.858cm" svg:x2="12.065cm" svg:y2="8.255cm">
          <text:p/>
        </draw:line>
        <draw:custom-shape draw:style-name="gr3" draw:text-style-name="P3" draw:layer="layout" svg:width="2.54cm" svg:height="1.905cm" svg:x="8.382cm" svg:y="5.08cm">
          <text:p text:style-name="P1"><text:span text:style-name="T1">sch-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985cm" svg:y1="0.635cm" svg:x2="6.985cm" svg:y2="1.905cm">
          <text:p/>
        </draw:line>
        <draw:frame draw:style-name="gr5" draw:text-style-name="P4" draw:layer="layout" svg:width="0.635cm" svg:height="0.729cm" svg:x="7.112cm" svg:y="0.889cm">
          <draw:text-box>
            <text:p><text:span text:style-name="T3">1</text:span></text:p>
          </draw:text-box>
        </draw:frame>
        <draw:frame draw:style-name="gr6" draw:text-style-name="P4" draw:layer="layout" svg:width="1.143cm" svg:height="0.729cm" svg:x="5.334cm" svg:y="4.097cm">
          <draw:text-box>
            <text:p><text:span text:style-name="T3">2/3</text:span></text:p>
          </draw:text-box>
        </draw:frame>
        <draw:frame draw:style-name="gr6" draw:text-style-name="P4" draw:layer="layout" svg:width="1.143cm" svg:height="0.729cm" svg:x="7.62cm" svg:y="4.097cm">
          <draw:text-box>
            <text:p><text:span text:style-name="T3">1/3</text:span></text:p>
          </draw:text-box>
        </draw:frame>
        <draw:frame draw:style-name="gr6" draw:text-style-name="P4" draw:layer="layout" svg:width="1.143cm" svg:height="0.729cm" svg:x="2.794cm" svg:y="7.272cm">
          <draw:text-box>
            <text:p><text:span text:style-name="T3">2/5</text:span></text:p>
          </draw:text-box>
        </draw:frame>
        <draw:frame draw:style-name="gr6" draw:text-style-name="P4" draw:layer="layout" svg:width="1.524cm" svg:height="0.729cm" svg:x="5.207cm" svg:y="7.272cm">
          <draw:text-box>
            <text:p><text:span text:style-name="T3">3/5</text:span></text:p>
          </draw:text-box>
        </draw:frame>
        <draw:frame draw:style-name="gr6" draw:text-style-name="P4" draw:layer="layout" svg:width="1.143cm" svg:height="0.729cm" svg:x="10.16cm" svg:y="7.272cm">
          <draw:text-box>
            <text:p><text:span text:style-name="T3">3/7</text:span></text:p>
          </draw:text-box>
        </draw:frame>
        <draw:frame draw:style-name="gr6" draw:text-style-name="P4" draw:layer="layout" svg:width="1.143cm" svg:height="0.729cm" svg:x="7.62cm" svg:y="7.272cm">
          <draw:text-box>
            <text:p><text:span text:style-name="T3">4/7</text:span></text:p>
          </draw:text-box>
        </draw:frame>
        <draw:custom-shape draw:style-name="gr3" draw:text-style-name="P3" draw:layer="layout" svg:width="2.54cm" svg:height="1.905cm" svg:x="7.62cm" svg:y="8.255cm">
          <text:p text:style-name="P1"><text:span text:style-name="T1">sch-fail x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1.905cm" svg:x="10.795cm" svg:y="8.255cm">
          <text:p text:style-name="P1"><text:span text:style-name="T1">sch-succ x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763cm" svg:y1="7.112cm" svg:x2="8.763cm" svg:y2="8.128cm">
          <text:p/>
        </draw:line>
        <draw:line draw:style-name="gr2" draw:text-style-name="P1" draw:layer="layout" svg:x1="6.858cm" svg:y1="0.635cm" svg:x2="6.858cm" svg:y2="1.778cm">
          <text:p/>
        </draw:line>
        <draw:line draw:style-name="gr4" draw:text-style-name="P1" draw:layer="layout" svg:x1="8.89cm" svg:y1="6.985cm" svg:x2="8.89cm" svg:y2="8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4-02-01T14:46:29.310240230</meta:creation-date>
    <dc:date>2014-02-28T19:52:56.237444527</dc:date>
    <dc:creator>Neil Toronto</dc:creator>
    <meta:editing-duration>PT3H7M34S</meta:editing-duration>
    <meta:editing-cycles>14</meta:editing-cycles>
    <meta:generator>LibreOffice/4.1.3.2$Linux_X86_64 LibreOffice_project/410m0$Build-2</meta:generator>
    <meta:document-statistic meta:object-count="27"/>
  </office:meta>
</office:document-meta>
</file>